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order="thin solid #000000" style:vertical-align="automatic" fo:background-color="#FFFFFF"/>
      <style:text-properties fo:color="#0000FF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8" style:family="table-cell" style:parent-style-name="Default" style:data-style-name="N0">
      <style:table-cell-properties fo:border="thin solid #000000" style:vertical-align="automatic"/>
    </style:style>
    <style:style style:name="ce9" style:family="table-cell" style:parent-style-name="Default" style:data-style-name="N0">
      <style:table-cell-properties fo:border="thin solid #000000" style:vertical-align="automatic" fo:background-color="#FFFFFF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/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 fo:background-color="#FFFFFF"/>
    </style:style>
    <style:style style:name="ce13" style:family="table-cell" style:parent-style-name="Default" style:data-style-name="N0">
      <style:table-cell-properties style:vertical-align="automatic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/>
      <style:text-properties fo:color="#0000FF" style:text-underline-style="solid" style:text-underline-type="single"/>
    </style:style>
    <style:style style:name="ce17" style:family="table-cell" style:parent-style-name="Default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18" style:family="table-cell" style:parent-style-name="Link" style:data-style-name="N0">
      <style:table-cell-properties style:vertical-align="automatic" fo:background-color="#FFFFFF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0.6097916666667cm"/>
    </style:style>
    <style:style style:name="co2" style:family="table-column">
      <style:table-column-properties fo:break-before="auto" style:column-width="17.065625cm"/>
    </style:style>
    <style:style style:name="co3" style:family="table-column">
      <style:table-column-properties fo:break-before="auto" style:column-width="15.478125cm"/>
    </style:style>
    <style:style style:name="co4" style:family="table-column">
      <style:table-column-properties fo:break-before="auto" style:column-width="5.71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nblatt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number-columns-repeated="21" table:default-cell-style-name="ce5"/>
        <table:table-column table:style-name="co4" table:number-columns-repeated="16358" table:default-cell-style-name="ce5"/>
        <table:table-row table:style-name="ro1">
          <table:table-cell office:value-type="string" table:style-name="ce2">
            <text:p>Name</text:p>
          </table:table-cell>
          <table:table-cell office:value-type="string" table:style-name="ce3">
            <text:p>Autor</text:p>
          </table:table-cell>
          <table:table-cell office:value-type="string" table:style-name="ce3">
            <office:annotation draw:style-name="a0" svg:x="15.2083333333333in" svg:y="0.53125in" svg:width="18.625in" svg:height="0.8125in">
              <dc:creator/>
              <text:p>"PubMed" (im Gegensatz zu "Medline") bedeutet, dass gar keine eigene Indexierung vorgenommen wurde (zumindest keine, die erwähnt wird), sondern die Datenbasis selbst die in PubMed indexierten Dokumente sind.</text:p>
            </office:annotation>
            <text:p>Datengrundlage</text:p>
          </table:table-cell>
          <table:table-cell office:value-type="string" table:style-name="ce3">
            <text:p>Goldstandard</text:p>
          </table:table-cell>
          <table:table-cell office:value-type="string" table:style-name="ce3">
            <text:p>Rankingalgorithmus / Systemvarianten</text:p>
          </table:table-cell>
          <table:table-cell office:value-type="string" table:style-name="ce3">
            <text:p>Nutzung von Systemen wie Solr</text:p>
          </table:table-cell>
          <table:table-cell office:value-type="string" table:style-name="ce3">
            <text:p>Was ist besonders?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office:string-value="Anne O'Tate" table:formula="of:=HYPERLINK(&quot;http://arrowsmith.psych.uic.edu/cgi-bin/arrowsmith_uic/AnneOTate.cgi&quot;;&quot;Anne O'Tate&quot;)" table:style-name="ce6">
            <text:p><text:a xlink:href="http://arrowsmith.psych.uic.edu/cgi-bin/arrowsmith_uic/AnneOTate.cgi">Anne O'Tate</text:a></text:p>
          </table:table-cell>
          <table:table-cell office:value-type="string" office:string-value="Neil R Smalheiser, Wei Zhou and Vetle I Torvik" table:formula="of:=HYPERLINK(&quot;http://www.j-biomed-discovery.com/content/3/1/2&quot;;&quot;Neil R Smalheiser, Wei Zhou and Vetle I Torvik&quot;)" table:style-name="ce7">
            <text:p><text:a xlink:href="http://www.j-biomed-discovery.com/content/3/1/2">Neil R Smalheiser, Wei Zhou and Vetle I Torvik</text:a></text:p>
          </table:table-cell>
          <table:table-cell office:value-type="string" table:style-name="ce8">
            <text:p>PubMed (max. 25 000 Dokumente pro Suche)</text:p>
          </table:table-cell>
          <table:table-cell office:value-type="string" table:style-name="ce8">
            <text:p>(kein Test mit Maßzahlen)</text:p>
          </table:table-cell>
          <table:table-cell office:value-type="string" table:style-name="ce8">
            <text:p>TF / IDF wird für Keywords berechnet</text:p>
          </table:table-cell>
          <table:table-cell office:value-type="string" table:style-name="ce8">
            <text:p>PubMed API; NIH MetaMap (Semantik)</text:p>
          </table:table-cell>
          <table:table-cell office:value-type="string" table:style-name="ce8">
            <text:p>Fokus liegt auf "More like this" in mehreren Dimensionen (Autoren, Keywords, aber auch 'alle aktuellen Treffer')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office:string-value="BibliMed" table:formula="of:=HYPERLINK(&quot;http://www.biblimed.com/&quot;;&quot;BibliMed&quot;)" table:style-name="ce6">
            <text:p><text:a xlink:href="http://www.biblimed.com/">BibliMed</text:a></text:p>
          </table:table-cell>
          <table:table-cell office:value-type="string" table:style-name="ce8">
            <text:p>Basset, H</text:p>
          </table:table-cell>
          <table:table-cell office:value-type="string" table:style-name="ce8">
            <text:p>PubMed (25 Mio. Dokumente); z.T. noch nicht indexiert</text:p>
          </table:table-cell>
          <table:table-cell office:value-type="string" table:style-name="ce8">
            <text:p><text:s/></text:p>
          </table:table-cell>
          <table:table-cell office:value-type="string" table:style-name="ce8">
            <text:p>? nicht sicher, weil irgendwie die Anreicherungen rein müssen</text:p>
          </table:table-cell>
          <table:table-cell office:value-type="string" table:style-name="ce8">
            <text:p>PubMed API + MeSH</text:p>
          </table:table-cell>
          <table:table-cell office:value-type="string" table:style-name="ce8">
            <text:p>Links zu Wikipedia, Amazon, ...</text:p>
          </table:table-cell>
          <table:table-cell office:value-type="string" table:style-name="ce8">
            <text:p>! kein Paper gefunden</text:p>
          </table:table-cell>
          <table:table-cell table:number-columns-repeated="16376"/>
        </table:table-row>
        <table:table-row table:style-name="ro1">
          <table:table-cell office:value-type="string" office:string-value="BioMedLib Search Engine" table:formula="of:=HYPERLINK(&quot;http://bmlsearch.com/&quot;;&quot;BioMedLib Search Engine&quot;)" table:style-name="ce6">
            <text:p><text:a xlink:href="http://bmlsearch.com/">BioMedLib Search Engine</text:a></text:p>
          </table:table-cell>
          <table:table-cell office:value-type="string" table:style-name="ce8">
            <text:p>keine Veröffentlichung?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string" office:string-value="BioMedLib Review" table:formula="of:=HYPERLINK(&quot;http://bmlreview.com/&quot;;&quot;BioMedLib Review&quot;)" table:style-name="ce6">
            <text:p><text:a xlink:href="http://bmlreview.com/">BioMedLib Review</text:a></text:p>
          </table:table-cell>
          <table:table-cell office:value-type="string" table:style-name="ce8">
            <text:p>keine Veröffentlichung?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string" office:string-value="BITOLA" table:formula="of:=HYPERLINK(&quot;http://ibmi3.mf.uni-lj.si/bitola/&quot;;&quot;BITOLA&quot;)" table:style-name="ce9">
            <text:p>BITOLA</text:p>
          </table:table-cell>
          <table:table-cell office:value-type="string" office:string-value="Dimitar Hristovski &amp; Borut Peterlin" table:formula="of:=HYPERLINK(&quot;http://ibmi3.mf.uni-lj.si/bitola/&quot;;&quot;Dimitar Hristovski &amp; Borut Peterlin&quot;)" table:style-name="ce10">
            <text:p><text:a xlink:href="http://ibmi3.mf.uni-lj.si/bitola/">Dimitar Hristovski &amp; Borut Peterlin</text:a></text:p>
          </table:table-cell>
          <table:table-cell office:value-type="string" table:style-name="ce8">
            <text:p>PubMed, MeSH, UMLS</text:p>
          </table:table-cell>
          <table:table-cell office:value-type="string" table:style-name="ce8">
            <text:p>Vorhersagen von Zusammenhängen, die bestätigt wurden</text:p>
          </table:table-cell>
          <table:table-cell office:value-type="string" table:style-name="ce8">
            <text:p><text:s/></text:p>
          </table:table-cell>
          <table:table-cell office:value-type="string" table:style-name="ce8">
            <text:p>PubMed, Datenbank für Assoziationen</text:p>
          </table:table-cell>
          <table:table-cell office:value-type="string" table:style-name="ce8">
            <text:p>Automatische Verknüpfung von Ursachen / Heilmitteln mit Krankheiten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office:string-value="BioIE" table:formula="of:=HYPERLINK(&quot;http://www.bioinf.man.ac.uk/dbbrowser/bioie/&quot;;&quot;BioIE&quot;)" table:style-name="ce6">
            <text:p><text:a xlink:href="http://www.bioinf.man.ac.uk/dbbrowser/bioie/">BioIE</text:a></text:p>
          </table:table-cell>
          <table:table-cell office:value-type="string" office:string-value="A Divoli, T K Attwood" table:formula="of:=HYPERLINK(&quot;http://bioinformatics.oxfordjournals.org/content/21/9/2138.full.pdf&quot;;&quot;A Divoli, T K Attwood&quot;)" table:style-name="ce10">
            <text:p><text:a xlink:href="http://bioinformatics.oxfordjournals.org/content/21/9/2138.full.pdf">A Divoli, T K Attwood</text:a></text:p>
          </table:table-cell>
          <table:table-cell office:value-type="string" table:style-name="ce8">
            <text:p>PubMed, eigene Uploads (txt)</text:p>
          </table:table-cell>
          <table:table-cell office:value-type="string" table:style-name="ce8">
            <text:p>Set an fest definierten Regeln für Sätze</text:p>
          </table:table-cell>
          <table:table-cell office:value-type="string" table:style-name="ce8">
            <text:p><text:s/></text:p>
          </table:table-cell>
          <table:table-cell office:value-type="string" table:style-name="ce8">
            <text:p>PubMed, eigene Uploads</text:p>
          </table:table-cell>
          <table:table-cell office:value-type="string" table:style-name="ce8">
            <text:p>Extrahiert wichtige Sätze aus Abstracts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office:string-value="EBIMed" table:formula="of:=HYPERLINK(&quot;http://www.ebi.ac.uk/Rebholz-srv/ebimed/&quot;;&quot;EBIMed&quot;)" table:style-name="ce6">
            <text:p><text:a xlink:href="http://www.ebi.ac.uk/Rebholz-srv/ebimed/">EBIMed</text:a></text:p>
          </table:table-cell>
          <table:table-cell office:value-type="string" office:string-value="D Rebholz-Schuhmann, H Kirsch, M Arregui, S Gaudan, M Riethoven, P Stoehr" table:formula="of:=HYPERLINK(&quot;http://bioinformatics.oxfordjournals.org/content/23/2/e237.long&quot;;&quot;D Rebholz-Schuhmann, H Kirsch, M Arregui, S Gaudan, M Riethoven, P Stoehr&quot;)" table:style-name="ce10">
            <text:p><text:a xlink:href="http://bioinformatics.oxfordjournals.org/content/23/2/e237.long">D Rebholz-Schuhmann, H Kirsch, M Arregui, S Gaudan, M Riethoven, P Stoehr</text:a></text:p>
          </table:table-cell>
          <table:table-cell office:value-type="string" table:style-name="ce8">
            <text:p>Medline, Protein- und Gen-datenbanken</text:p>
          </table:table-cell>
          <table:table-cell office:value-type="string" table:style-name="ce8">
            <text:p>Wnt pathway (irgendein Gen mit vielen Ergebnissen)</text:p>
          </table:table-cell>
          <table:table-cell office:value-type="string" table:style-name="ce8">
            <text:p><text:s/></text:p>
          </table:table-cell>
          <table:table-cell office:value-type="string" table:style-name="ce8">
            <text:p>Lucene</text:p>
          </table:table-cell>
          <table:table-cell office:value-type="string" table:style-name="ce8">
            <text:p>Co-occurence von verschiedenen Genen in einem Satz --&gt; Zusammenhänge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office:string-value="Evidentista" table:formula="of:=HYPERLINK(&quot;http://www.evidentista.org/&quot;;&quot;Evidentista&quot;)" table:style-name="ce6">
            <text:p><text:a xlink:href="http://www.evidentista.org/">Evidentista</text:a></text:p>
          </table:table-cell>
          <table:table-cell office:value-type="string" office:string-value="D Richards" table:formula="of:=HYPERLINK(&quot;http://www.nature.com/ebd/journal/v8/n1/pdf/6400475a.pdf&quot;;&quot;D Richards&quot;)" table:style-name="ce10">
            <text:p><text:a xlink:href="http://www.nature.com/ebd/journal/v8/n1/pdf/6400475a.pdf">D Richards</text:a></text:p>
          </table:table-cell>
          <table:table-cell office:value-type="string" table:style-name="ce8">
            <text:p>Zahnarzt-sachen, nirgends steht was von Medline :/</text:p>
          </table:table-cell>
          <table:table-cell table:style-name="ce8"/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string" office:string-value="eTBLAST" table:formula="of:=HYPERLINK(&quot;http://etest.vbi.vt.edu/etblast3/&quot;;&quot;eTBLAST&quot;)" table:style-name="ce6">
            <text:p><text:a xlink:href="http://etest.vbi.vt.edu/etblast3/">eTBLAST</text:a></text:p>
          </table:table-cell>
          <table:table-cell office:value-type="string" office:string-value="J Lewis, S Ossowski, J Hicks, M Errami, H R Garner" table:formula="of:=HYPERLINK(&quot;http://bioinformatics.oxfordjournals.org/content/22/18/2298.full&quot;;&quot;J Lewis, S Ossowski, J Hicks, M Errami, H R Garner&quot;)" table:style-name="ce10">
            <text:p><text:a xlink:href="http://bioinformatics.oxfordjournals.org/content/22/18/2298.full">J Lewis, S Ossowski, J Hicks, M Errami, H R Garner</text:a></text:p>
          </table:table-cell>
          <table:table-cell office:value-type="string" table:style-name="ce8">
            <text:p>Medline (und andere Datenbanken)</text:p>
          </table:table-cell>
          <table:table-cell office:value-type="string" table:style-name="ce8">
            <text:p>Usertests, TREC</text:p>
          </table:table-cell>
          <table:table-cell office:value-type="string" table:style-name="ce8">
            <text:p>unterschiedliche Retrieval- und Rankingalgorithmen</text:p>
          </table:table-cell>
          <table:table-cell office:value-type="string" table:style-name="ce8">
            <text:p>"We implemented [...]", auf eTBLAST</text:p>
          </table:table-cell>
          <table:table-cell office:value-type="string" table:style-name="ce8">
            <text:p>Das System ist keine Suchmaschine speziell für PubMed, die Autoren haben das eher getestet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office:string-value="Go3R" table:formula="of:=HYPERLINK(&quot;http://www.gopubmed.org/web/go3r/&quot;;&quot;Go3R&quot;)" table:style-name="ce6">
            <text:p><text:a xlink:href="http://www.gopubmed.org/web/go3r/">Go3R</text:a></text:p>
          </table:table-cell>
          <table:table-cell office:value-type="string" office:string-value="U G Sauer, T Wächter, B Grune, A Doms, M R Alvers, H Spielmann, M Schroeder" table:formula="of:=HYPERLINK(&quot;http://www.altex.ch/resources/altex_2009_1_17_31_Sauer.pdf&quot;;&quot;U G Sauer, T Wächter, B Grune, A Doms, M R Alvers, H Spielmann, M Schroeder&quot;)" table:style-name="ce10">
            <text:p><text:a xlink:href="http://www.altex.ch/resources/altex_2009_1_17_31_Sauer.pdf">U G Sauer, T Wächter, B Grune, A Doms, M R Alvers, H Spielmann, M Schroeder</text:a></text:p>
          </table:table-cell>
          <table:table-cell office:value-type="string" table:style-name="ce8">
            <text:p><text:s/></text:p>
          </table:table-cell>
          <table:table-cell office:value-type="string" table:style-name="ce8">
            <text:p>(kein Test mit Maßzahlen), manueller Test (?!)</text:p>
          </table:table-cell>
          <table:table-cell office:value-type="string" table:style-name="ce8">
            <text:p>Maximum Enthropy Method</text:p>
          </table:table-cell>
          <table:table-cell office:value-type="string" table:style-name="ce8">
            <text:p>Basiert auf GoPubMed; von einer Uni-Firma weiterentwickelt</text:p>
          </table:table-cell>
          <table:table-cell office:value-type="string" table:style-name="ce8">
            <text:p><text:s/>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office:string-value="GoPubMed" table:formula="of:=HYPERLINK(&quot;http://www.gopubmed.com/web/gopubmed/&quot;;&quot;GoPubMed&quot;)" table:style-name="ce6">
            <text:p><text:a xlink:href="http://www.gopubmed.com/web/gopubmed/">GoPubMed</text:a></text:p>
          </table:table-cell>
          <table:table-cell office:value-type="string" office:string-value="A Doms, M Schroeder" table:formula="of:=HYPERLINK(&quot;http://www.ncbi.nlm.nih.gov/pmc/articles/PMC1160231/&quot;;&quot;A Doms, M Schroeder&quot;)" table:style-name="ce10">
            <text:p><text:a xlink:href="http://www.ncbi.nlm.nih.gov/pmc/articles/PMC1160231/">A Doms, M Schroeder</text:a></text:p>
          </table:table-cell>
          <table:table-cell office:value-type="string" table:style-name="ce8">
            <text:p>Medline, www.geneontology.org</text:p>
          </table:table-cell>
          <table:table-cell office:value-type="string" table:style-name="ce8">
            <text:p>(kein Test mit Maßzahlen)</text:p>
          </table:table-cell>
          <table:table-cell office:value-type="string" table:style-name="ce8">
            <text:p>Terme in GO-Datenbank aus Abstracts werden indexiert</text:p>
          </table:table-cell>
          <table:table-cell office:value-type="string" table:style-name="ce8">
            <text:p>Selbstgeschrieben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string" office:string-value="FACTA+" table:formula="of:=HYPERLINK(&quot;http://www.nactem.ac.uk/facta/&quot;;&quot;FACTA+&quot;)" table:style-name="ce6">
            <text:p><text:a xlink:href="http://www.nactem.ac.uk/facta/">FACTA+</text:a></text:p>
          </table:table-cell>
          <table:table-cell office:value-type="string" office:string-value="Y Tsuruoka, J Tsujii, S Ananiadou" table:formula="of:=HYPERLINK(&quot;http://bioinformatics.oxfordjournals.org/content/24/21/2559.long&quot;;&quot;Y Tsuruoka, J Tsujii, S Ananiadou&quot;)" table:style-name="ce10">
            <text:p><text:a xlink:href="http://bioinformatics.oxfordjournals.org/content/24/21/2559.long">Y Tsuruoka, J Tsujii, S Ananiadou</text:a></text:p>
          </table:table-cell>
          <table:table-cell office:value-type="string" table:style-name="ce8">
            <text:p>Medline</text:p>
          </table:table-cell>
          <table:table-cell office:value-type="string" table:style-name="ce8">
            <text:p>(kein Test mit Maßzahlen)</text:p>
          </table:table-cell>
          <table:table-cell office:value-type="string" table:style-name="ce11">
            <text:p>pointwise mutual information (vom Konzept her ähnlich wie TF / IDF)</text:p>
          </table:table-cell>
          <table:table-cell office:value-type="string" table:style-name="ce8">
            <text:p>Selbstgeschrieben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string" office:string-value="HubMed" table:formula="of:=HYPERLINK(&quot;http://git.macropus.org/hubmed/&quot;;&quot;HubMed&quot;)" table:style-name="ce6">
            <text:p><text:a xlink:href="http://git.macropus.org/hubmed/">HubMed</text:a></text:p>
          </table:table-cell>
          <table:table-cell office:value-type="string" office:string-value="A Eaton" table:formula="of:=HYPERLINK(&quot;http://www.ncbi.nlm.nih.gov/pmc/articles/PMC1773043/&quot;;&quot;A Eaton&quot;)" table:style-name="ce10">
            <text:p><text:a xlink:href="http://www.ncbi.nlm.nih.gov/pmc/articles/PMC1773043/">A Eaton</text:a></text:p>
          </table:table-cell>
          <table:table-cell office:value-type="string" table:style-name="ce8">
            <text:p>PubMed &amp; "selbst" indexiert: Medline</text:p>
          </table:table-cell>
          <table:table-cell office:value-type="string" table:style-name="ce8">
            <text:p>(kein Test mit Maßzahlen)</text:p>
          </table:table-cell>
          <table:table-cell office:value-type="string" table:style-name="ce8">
            <text:p>Auswahl: Relevance oder Date</text:p>
          </table:table-cell>
          <table:table-cell office:value-type="string" table:style-name="ce8">
            <text:p>Auswahl: Lucene oder PubMed (+ MeSH)</text:p>
          </table:table-cell>
          <table:table-cell office:value-type="string" table:style-name="ce8">
            <text:p>Auswahl, nur 1 Eingabefeld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office:string-value="LigerCat" table:formula="of:=HYPERLINK(&quot;http://www.ncbi.nlm.nih.gov/pmc/articles/PMC2815376/&quot;;&quot;LigerCat&quot;)" table:style-name="ce9">
            <text:p>LigerCat</text:p>
          </table:table-cell>
          <table:table-cell office:value-type="string" office:string-value="I N Sarkar, R Schenk, H Miller, C N Norton" table:formula="of:=HYPERLINK(&quot;http://www.ncbi.nlm.nih.gov/pmc/articles/PMC2815376/&quot;;&quot;I N Sarkar, R Schenk, H Miller, C N Norton&quot;)" table:style-name="ce10">
            <text:p><text:a xlink:href="http://www.ncbi.nlm.nih.gov/pmc/articles/PMC2815376/">I N Sarkar, R Schenk, H Miller, C N Norton</text:a></text:p>
          </table:table-cell>
          <table:table-cell office:value-type="string" table:style-name="ce8">
            <text:p>PubMed, lokal und im Web</text:p>
          </table:table-cell>
          <table:table-cell office:value-type="string" table:style-name="ce8">
            <text:p>(kein Test mit Maßzahlen)</text:p>
          </table:table-cell>
          <table:table-cell office:value-type="string" table:style-name="ce8">
            <text:p>generiert MeSH-Queries für PubMed</text:p>
          </table:table-cell>
          <table:table-cell office:value-type="string" table:style-name="ce8">
            <text:p>Selbstgeschrieben; gibt selber keine Ergebnisse zurück</text:p>
          </table:table-cell>
          <table:table-cell office:value-type="string" table:style-name="ce8">
            <text:p>Nur für Gene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office:string-value="MedlineTrend" table:formula="of:=HYPERLINK(&quot;http://dan.corlan.net/medline-trend.html&quot;;&quot;MedlineTrend&quot;)" table:style-name="ce6">
            <text:p><text:a xlink:href="http://dan.corlan.net/medline-trend.html">MedlineTrend</text:a></text:p>
          </table:table-cell>
          <table:table-cell table:number-columns-repeated="5" table:style-name="ce4"/>
          <table:table-cell office:value-type="string" table:style-name="ce8">
            <text:p>nicht wirklich relevant (zeigt eher Infos über die Kollektion an)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office:string-value="MEDSUM" table:formula="of:=HYPERLINK(&quot;http://webtools.mf.uni-lj.si/public/medsum.html&quot;;&quot;MEDSUM&quot;)" table:style-name="ce6">
            <text:p><text:a xlink:href="http://webtools.mf.uni-lj.si/public/medsum.html">MEDSUM</text:a></text:p>
          </table:table-cell>
          <table:table-cell table:number-columns-repeated="4" table:style-name="ce4"/>
          <table:table-cell office:value-type="string" table:style-name="ce8">
            <text:p>PubMed</text:p>
          </table:table-cell>
          <table:table-cell office:value-type="string" table:style-name="ce8">
            <text:p>fasst Ergebnisse zusammen, z.B. "wie viel hat Person X veröffentlicht"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office:string-value="MiSearch" table:formula="of:=HYPERLINK(&quot;http://misearch.ncibi.org/&quot;;&quot;MiSearch&quot;)" table:style-name="ce6">
            <text:p><text:a xlink:href="http://misearch.ncibi.org/">MiSearch</text:a></text:p>
          </table:table-cell>
          <table:table-cell table:style-name="ce4"/>
          <table:table-cell office:value-type="string" table:style-name="ce8">
            <text:p>Medline</text:p>
          </table:table-cell>
          <table:table-cell office:value-type="string" table:style-name="ce8">
            <text:p>cross-validation</text:p>
          </table:table-cell>
          <table:table-cell office:value-type="string" table:style-name="ce8">
            <text:p>Relevance Feedback, Terme: probabilistisch (??), mehrere Faktoren (z.B. Veröffentlichungstermin)</text:p>
          </table:table-cell>
          <table:table-cell office:value-type="string" table:style-name="ce8">
            <text:p>Datenbank, PubMed e-Utils (aber zum Großteil wohl handgeschrieben)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string" office:string-value="POPLINE" table:formula="of:=HYPERLINK(&quot;http://www.popline.org/&quot;;&quot;POPLINE&quot;)" table:style-name="ce6">
            <text:p><text:a xlink:href="http://www.popline.org/">POPLINE</text:a></text:p>
          </table:table-cell>
          <table:table-cell table:style-name="ce4"/>
          <table:table-cell office:value-type="string" table:style-name="ce8">
            <text:p>Alternatives / spezialisierteres System als PubMed</text:p>
          </table:table-cell>
          <table:table-cell office:value-type="string" table:style-name="ce8">
            <text:p><text:s/>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string" office:string-value="PubAnamoty" table:formula="of:=HYPERLINK(&quot;http://pubanatomy.org/&quot;;&quot;PubAnamoty&quot;)" table:style-name="ce6">
            <text:p><text:a xlink:href="http://pubanatomy.org/">PubAnamoty</text:a></text:p>
          </table:table-cell>
          <table:table-cell office:value-type="string" office:string-value="W Xuan et al" table:formula="of:=HYPERLINK(&quot;http://www.ncibi.org/gateway/pdf/ARM4/posters/PubAnatomy_FMeng.pdf&quot;;&quot;W Xuan et al&quot;)" table:style-name="ce10">
            <text:p><text:a xlink:href="http://www.ncibi.org/gateway/pdf/ARM4/posters/PubAnatomy_FMeng.pdf">W Xuan et al</text:a></text:p>
          </table:table-cell>
          <table:table-cell office:value-type="string" table:style-name="ce8">
            <text:p>PubMed</text:p>
          </table:table-cell>
          <table:table-cell office:value-type="string" table:style-name="ce8">
            <text:p>(kein Test mit Maßzahlen)</text:p>
          </table:table-cell>
          <table:table-cell office:value-type="string" table:style-name="ce8">
            <text:p>"lokale Suchmaschinen", kA</text:p>
          </table:table-cell>
          <table:table-cell office:value-type="string" table:style-name="ce8">
            <text:p>Selbstgeschrieben, PubMed e-Utils</text:p>
          </table:table-cell>
          <table:table-cell office:value-type="string" table:style-name="ce8">
            <text:p>Visualisierung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office:string-value="PubAtlas" table:formula="of:=HYPERLINK(&quot;http://www.pubatlas.org/&quot;;&quot;PubAtlas&quot;)" table:style-name="ce6">
            <text:p><text:a xlink:href="http://www.pubatlas.org/">PubAtlas</text:a></text:p>
          </table:table-cell>
          <table:table-cell office:value-type="string" office:string-value="D S Parker, W W Chu, F W Sabb, A W Toga, R M Bilder" table:formula="of:=HYPERLINK(&quot;http://phenomics.cs.ucla.edu/pubatlas/&quot;;&quot;D S Parker, W W Chu, F W Sabb, A W Toga, R M Bilder&quot;)" table:style-name="ce10">
            <text:p><text:a xlink:href="http://phenomics.cs.ucla.edu/pubatlas/">D S Parker, W W Chu, F W Sabb, A W Toga, R M Bilder</text:a></text:p>
          </table:table-cell>
          <table:table-cell office:value-type="string" table:style-name="ce8">
            <text:p>PubMed</text:p>
          </table:table-cell>
          <table:table-cell office:value-type="string" table:style-name="ce8">
            <text:p>(kein Test mit Maßzahlen)</text:p>
          </table:table-cell>
          <table:table-cell table:style-name="ce4"/>
          <table:table-cell office:value-type="string" table:style-name="ce8">
            <text:p>PubMed: Match von Ergebnissen von mehreren Termen --&gt; Übereinstimmungen</text:p>
          </table:table-cell>
          <table:table-cell office:value-type="string" table:style-name="ce8">
            <text:p>Vergleich von Ergebnismengen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office:string-value="PubGet" table:formula="of:=HYPERLINK(&quot;http://pubget.com/&quot;;&quot;PubGet&quot;)" table:style-name="ce6">
            <text:p><text:a xlink:href="http://pubget.com/">PubGet</text:a></text:p>
          </table:table-cell>
          <table:table-cell office:value-type="string" table:style-name="ce8">
            <text:p>Kommerzielles Produkt (??)</text:p>
          </table:table-cell>
          <table:table-cell office:value-type="string" table:style-name="ce8">
            <text:p>PubMed (??)</text:p>
          </table:table-cell>
          <table:table-cell table:number-columns-repeated="2" table:style-name="ce4"/>
          <table:table-cell office:value-type="string" office:string-value="Solr (seit 2008??)" table:formula="of:=HYPERLINK(&quot;http://ianconnor.blogspot.de/2008/12/pubget-now-on-solr.html&quot;;&quot;Solr (seit 2008??)&quot;)" table:style-name="ce10">
            <text:p><text:a xlink:href="http://ianconnor.blogspot.de/2008/12/pubget-now-on-solr.html">Solr (seit 2008??)</text:a>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string" office:string-value="PubReMiner" table:formula="of:=HYPERLINK(&quot;http://hgserver2.amc.nl/cgi-bin/miner/miner2.cgi&quot;;&quot;PubReMiner&quot;)" table:style-name="ce6">
            <text:p><text:a xlink:href="http://hgserver2.amc.nl/cgi-bin/miner/miner2.cgi">PubReMiner</text:a></text:p>
          </table:table-cell>
          <table:table-cell office:value-type="string" table:style-name="ce8">
            <text:p>J Koster</text:p>
          </table:table-cell>
          <table:table-cell office:value-type="string" table:style-name="ce8">
            <text:p>PubMed</text:p>
          </table:table-cell>
          <table:table-cell table:number-columns-repeated="2" table:style-name="ce4"/>
          <table:table-cell office:value-type="string" table:style-name="ce8">
            <text:p>PubMed, dann Weiterverarbeitung (aber ich bin mir nicht zu 100% sicher, dass das stimmt)</text:p>
          </table:table-cell>
          <table:table-cell office:value-type="string" table:style-name="ce8">
            <text:p>Nicht die Treffer selber sind im Vordergrund, sondern Terme / Konzepte zu finden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office:string-value="PubNet" table:formula="of:=HYPERLINK(&quot;https://www.pubnet.org/&quot;;&quot;PubNet&quot;)" table:style-name="ce6">
            <text:p><text:a xlink:href="https://www.pubnet.org/">PubNet</text:a></text:p>
          </table:table-cell>
          <table:table-cell office:value-type="string" office:string-value="S M Douglas, G T Montelione, M Gerstein" table:formula="of:=HYPERLINK(&quot;http://www.ncbi.nlm.nih.gov/pmc/articles/PMC1242215/&quot;;&quot;S M Douglas, G T Montelione, M Gerstein&quot;)" table:style-name="ce10">
            <text:p><text:a xlink:href="http://www.ncbi.nlm.nih.gov/pmc/articles/PMC1242215/">S M Douglas, G T Montelione, M Gerstein</text:a></text:p>
          </table:table-cell>
          <table:table-cell office:value-type="string" table:style-name="ce8">
            <text:p>PubMed</text:p>
          </table:table-cell>
          <table:table-cell office:value-type="string" table:style-name="ce8">
            <text:p>(kein Test mit Maßzahlen)</text:p>
          </table:table-cell>
          <table:table-cell table:style-name="ce4"/>
          <table:table-cell office:value-type="string" table:style-name="ce8">
            <text:p>PubMed</text:p>
          </table:table-cell>
          <table:table-cell office:value-type="string" table:style-name="ce8">
            <text:p>Visualisierung, mehrere Queries auf eimal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office:string-value="Quertle" table:formula="of:=HYPERLINK(&quot;http://www.quertle.info/&quot;;&quot;Quertle&quot;)" table:style-name="ce6">
            <text:p><text:a xlink:href="http://www.quertle.info/">Quertle</text:a></text:p>
          </table:table-cell>
          <table:table-cell office:value-type="string" table:style-name="ce8">
            <text:p>J Saffer, V Burnett; keine Veröffentlichung</text:p>
          </table:table-cell>
          <table:table-cell office:value-type="string" table:style-name="ce8">
            <text:p>Medline + ähnliche Datenbanken</text:p>
          </table:table-cell>
          <table:table-cell table:number-columns-repeated="2" table:style-name="ce4"/>
          <table:table-cell office:value-type="string" table:style-name="ce8">
            <text:p>Selbstgeschrieben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string" office:string-value="SLIM" table:formula="of:=HYPERLINK(&quot;http://xplormed.ogic.ca/&quot;;&quot;SLIM&quot;)" table:style-name="ce6">
            <text:p><text:a xlink:href="http://xplormed.ogic.ca/">SLIM</text:a></text:p>
          </table:table-cell>
          <table:table-cell office:value-type="string" office:string-value="M Muin, P Fontelo, F Liu, M Ackerman" table:formula="of:=HYPERLINK(&quot;http://www.biomedcentral.com/1472-6947/5/37&quot;;&quot;M Muin, P Fontelo, F Liu, M Ackerman&quot;)" table:style-name="ce10">
            <text:p><text:a xlink:href="http://www.biomedcentral.com/1472-6947/5/37">M Muin, P Fontelo, F Liu, M Ackerman</text:a></text:p>
          </table:table-cell>
          <table:table-cell office:value-type="string" table:style-name="ce8">
            <text:p>PubMed</text:p>
          </table:table-cell>
          <table:table-cell office:value-type="string" table:style-name="ce8">
            <text:p>Beta-Tests mit Ärzten</text:p>
          </table:table-cell>
          <table:table-cell table:style-name="ce4"/>
          <table:table-cell office:value-type="string" table:style-name="ce8">
            <text:p>Pubmed E-Utils</text:p>
          </table:table-cell>
          <table:table-cell office:value-type="string" table:style-name="ce8">
            <text:p>Slider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office:string-value="XplorMed" table:formula="of:=HYPERLINK(&quot;http://xplormed.ogic.ca/&quot;;&quot;XplorMed&quot;)" table:style-name="ce6">
            <text:p><text:a xlink:href="http://xplormed.ogic.ca/">XplorMed</text:a></text:p>
          </table:table-cell>
          <table:table-cell office:value-type="string" office:string-value="C Perez-Iratxeta, P Boork, M A Andrade" table:formula="of:=HYPERLINK(&quot;http://www.sciencedirect.com/science/article/pii/S0968000401019260&quot;;&quot;C Perez-Iratxeta, P Boork, M A Andrade&quot;)" table:style-name="ce10">
            <text:p><text:a xlink:href="http://www.sciencedirect.com/science/article/pii/S0968000401019260">C Perez-Iratxeta, P Boork, M A Andrade</text:a></text:p>
          </table:table-cell>
          <table:table-cell office:value-type="string" table:style-name="ce8">
            <text:p>PubMed</text:p>
          </table:table-cell>
          <table:table-cell office:value-type="string" table:style-name="ce8">
            <text:p>Vorherige Tests von PubMed, "manuelle" (?) Berechnung der Precision für das neue System</text:p>
          </table:table-cell>
          <table:table-cell office:value-type="string" table:style-name="ce8">
            <text:p>word chains</text:p>
          </table:table-cell>
          <table:table-cell office:value-type="string" table:style-name="ce8">
            <text:p>PubMed, Weiterverarbeitung mit eigener Sprachverarbeitungssoftware</text:p>
          </table:table-cell>
          <table:table-cell office:value-type="string" table:style-name="ce8">
            <text:p>Exploratory: Soll schnell anzeigen, was die "allgemeinen" Ergebnisse einer Query waren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office:string-value="RefMed" table:formula="of:=HYPERLINK(&quot;http://dm.postech.ac.kr/refmed/&quot;;&quot;RefMed&quot;)" table:style-name="ce6">
            <text:p><text:a xlink:href="http://dm.postech.ac.kr/refmed/">RefMed</text:a></text:p>
          </table:table-cell>
          <table:table-cell office:value-type="string" office:string-value="H Yu, T Kim, J Oh, S Kim" table:formula="of:=HYPERLINK(&quot;http://delivery.acm.org/10.1145/1650000/1646322/p2099-yu.pdf&quot;;&quot;H Yu, T Kim, J Oh, S Kim&quot;)" table:style-name="ce10">
            <text:p><text:a xlink:href="http://delivery.acm.org/10.1145/1650000/1646322/p2099-yu.pdf">H Yu, T Kim, J Oh, S Kim</text:a></text:p>
          </table:table-cell>
          <table:table-cell office:value-type="string" table:style-name="ce8">
            <text:p>Medline</text:p>
          </table:table-cell>
          <table:table-cell table:style-name="ce4"/>
          <table:table-cell office:value-type="string" table:style-name="ce8">
            <text:p>relevance Feedback</text:p>
          </table:table-cell>
          <table:table-cell office:value-type="string" table:style-name="ce8">
            <text:p>Eigene SQL-Implementierung, aber die Queries werden zuerst an PubMed gesendet</text:p>
          </table:table-cell>
          <table:table-cell office:value-type="string" table:style-name="ce8">
            <text:p>Relevance Feedback</text:p>
          </table:table-cell>
          <table:table-cell table:style-name="ce4"/>
          <table:table-cell table:number-columns-repeated="16376"/>
        </table:table-row>
        <table:table-row table:style-name="ro1">
          <table:table-cell table:style-name="ce12"/>
          <table:table-cell table:style-name="ce13"/>
          <table:table-cell table:number-columns-repeated="16382" table:style-name="ce5"/>
        </table:table-row>
        <table:table-row table:style-name="ro1">
          <table:table-cell table:style-name="ce14"/>
          <table:table-cell table:number-columns-repeated="16383" table:style-name="ce5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6" table:style-name="ce5"/>
          <table:table-cell table:style-name="ce15"/>
          <table:table-cell table:number-columns-repeated="16377" table:style-name="ce5"/>
        </table:table-row>
        <table:table-row table:style-name="ro3">
          <table:table-cell office:value-type="string" table:style-name="ce12">
            <text:p>Andere Veröffentlichungen</text:p>
          </table:table-cell>
          <table:table-cell table:number-columns-repeated="16383" table:style-name="ce5"/>
        </table:table-row>
        <table:table-row table:style-name="ro2">
          <table:table-cell table:style-name="ce14"/>
          <table:table-cell office:value-type="string" table:style-name="ce15">
            <text:p>Autor</text:p>
          </table:table-cell>
          <table:table-cell office:value-type="string" table:style-name="ce15">
            <text:p>Datengrundlage</text:p>
          </table:table-cell>
          <table:table-cell office:value-type="string" table:style-name="ce15">
            <text:p>Goldstandard</text:p>
          </table:table-cell>
          <table:table-cell office:value-type="string" table:style-name="ce15">
            <text:p>Nutzung von Systemen wie Solr</text:p>
          </table:table-cell>
          <table:table-cell office:value-type="string" table:style-name="ce15">
            <text:p>Mini-Beschreibung / Besonders</text:p>
          </table:table-cell>
          <table:table-cell table:number-columns-repeated="16378" table:style-name="ce5"/>
        </table:table-row>
        <table:table-row table:style-name="ro3">
          <table:table-cell office:value-type="string" office:string-value="Answer Extraction, Semantic Clustering, and Extractive Summarization for Clinical Question Answering" table:formula="of:=HYPERLINK(&quot;http://lhncbc.wip.nlm.nih.gov/files/archive/pub2006031.pdf&quot;;&quot;Answer Extraction, Semantic Clustering, and Extractive Summarization for Clinical Question Answering&quot;)" table:style-name="ce16">
            <text:p><text:a xlink:href="http://lhncbc.wip.nlm.nih.gov/files/archive/pub2006031.pdf">Answer Extraction, Semantic Clustering, and Extractive Summarization for Clinical Question Answering</text:a></text:p>
          </table:table-cell>
          <table:table-cell office:value-type="string" table:style-name="ce13">
            <text:p>D Demner-Fushman, J Lin</text:p>
          </table:table-cell>
          <table:table-cell office:value-type="string" table:style-name="ce13">
            <text:p>Medline</text:p>
          </table:table-cell>
          <table:table-cell office:value-type="string" table:style-name="ce13">
            <text:p>Manuelle + automatisierte Auswertung durch Experten und anhand von Datenbanken</text:p>
          </table:table-cell>
          <table:table-cell office:value-type="string" table:style-name="ce13">
            <text:p>Selbstgeschrieben</text:p>
          </table:table-cell>
          <table:table-cell office:value-type="string" table:style-name="ce13">
            <text:p>Question-Answering-System</text:p>
          </table:table-cell>
          <table:table-cell table:number-columns-repeated="16378" table:style-name="ce5"/>
        </table:table-row>
        <table:table-row table:style-name="ro3">
          <table:table-cell office:value-type="string" office:string-value="Evaluation of query expansion using MeSH in PubMed" table:formula="of:=HYPERLINK(&quot;http://link.springer.com/article/10.1007/s10791-008-9074-8/fulltext.html&quot;;&quot;Evaluation of query expansion using MeSH in PubMed&quot;)" table:style-name="ce17">
            <text:p><text:a xlink:href="http://link.springer.com/article/10.1007/s10791-008-9074-8/fulltext.html">Evaluation of query expansion using MeSH in PubMed</text:a></text:p>
          </table:table-cell>
          <table:table-cell office:value-type="string" table:style-name="ce13">
            <text:p>Z Lu, W Kim, J Wilbur</text:p>
          </table:table-cell>
          <table:table-cell office:value-type="string" table:style-name="ce13">
            <text:p>ca. 160 000 Dokumente in Medline (Trec Genomics)</text:p>
          </table:table-cell>
          <table:table-cell office:value-type="string" table:style-name="ce13">
            <text:p>Trec Genomics (2006, 2007); Automatisierte Generierung von Fragen basierend auf allen nicht-Stoppwörtern in den TREC-Fragen</text:p>
          </table:table-cell>
          <table:table-cell office:value-type="string" table:style-name="ce13">
            <text:p>Eigenes System, das Boolesches Retrieval und Probabilist. Retrieval unterstützt</text:p>
          </table:table-cell>
          <table:table-cell office:value-type="string" table:style-name="ce13">
            <text:p>ganz klassische Maßzahlen</text:p>
          </table:table-cell>
          <table:table-cell table:number-columns-repeated="16378" table:style-name="ce5"/>
        </table:table-row>
        <table:table-row table:style-name="ro3">
          <table:table-cell office:value-type="string" office:string-value="PageRank without hyperlinks: Reranking with PubMed related article networks for biomedical text retrieval" table:formula="of:=HYPERLINK(&quot;http://www.biomedcentral.com/1471-2105/9/270/&quot;;&quot;PageRank without hyperlinks: Reranking with PubMed related article networks for biomedical text retrieval&quot;)" table:style-name="ce17">
            <text:p><text:a xlink:href="http://www.biomedcentral.com/1471-2105/9/270/">PageRank without hyperlinks: Reranking with PubMed related article networks for biomedical text retrieval</text:a></text:p>
          </table:table-cell>
          <table:table-cell office:value-type="string" table:style-name="ce13">
            <text:p>J Lin</text:p>
          </table:table-cell>
          <table:table-cell office:value-type="string" table:style-name="ce13">
            <text:p>10 Jahre von Medline (Trec Genomics)</text:p>
          </table:table-cell>
          <table:table-cell office:value-type="string" table:style-name="ce13">
            <text:p>Trec Genomics (2005)</text:p>
          </table:table-cell>
          <table:table-cell office:value-type="string" table:style-name="ce13">
            <text:p>Terrier + eigener PageRank</text:p>
          </table:table-cell>
          <table:table-cell office:value-type="string" table:style-name="ce13">
            <text:p>PageRank innerhalb Ergebnissen einer Query (...?)</text:p>
          </table:table-cell>
          <table:table-cell table:number-columns-repeated="16378" table:style-name="ce5"/>
        </table:table-row>
        <table:table-row table:style-name="ro3">
          <table:table-cell office:value-type="string" office:string-value="Evaluating Relevance Ranking Strategies for MEDLINE Retrieval" table:formula="of:=HYPERLINK(&quot;http://www.ncbi.nlm.nih.gov/pmc/articles/PMC2605593/&quot;;&quot;Evaluating Relevance Ranking Strategies for MEDLINE Retrieval&quot;)" table:style-name="ce17">
            <text:p><text:a xlink:href="http://www.ncbi.nlm.nih.gov/pmc/articles/PMC2605593/">Evaluating Relevance Ranking Strategies for MEDLINE Retrieval</text:a></text:p>
          </table:table-cell>
          <table:table-cell office:value-type="string" table:style-name="ce13">
            <text:p>Z Lu, W Kim, J Wilbur</text:p>
          </table:table-cell>
          <table:table-cell office:value-type="string" table:style-name="ce13">
            <text:p>ca. 160 000 Dokumente in Medline (Trec Genomics)</text:p>
          </table:table-cell>
          <table:table-cell office:value-type="string" table:style-name="ce13">
            <text:p>Trec Genomics (2007)</text:p>
          </table:table-cell>
          <table:table-cell office:value-type="string" table:style-name="ce13">
            <text:p>Lucene</text:p>
          </table:table-cell>
          <table:table-cell office:value-type="string" table:style-name="ce13">
            <text:p>Vergleich von TF-IDF, Okapi BM25, ... mit klassischen Maßzahlen</text:p>
          </table:table-cell>
          <table:table-cell table:number-columns-repeated="16378" table:style-name="ce5"/>
        </table:table-row>
        <table:table-row table:style-name="ro3">
          <table:table-cell office:value-type="string" office:string-value="Ranked retrieval of Computational Biology models" table:formula="of:=HYPERLINK(&quot;http://www.biomedcentral.com/1471-2105/11/423/&quot;;&quot;Ranked retrieval of Computational Biology models&quot;)" table:style-name="ce17">
            <text:p><text:a xlink:href="http://www.biomedcentral.com/1471-2105/11/423/">Ranked retrieval of Computational Biology models</text:a></text:p>
          </table:table-cell>
          <table:table-cell office:value-type="string" table:style-name="ce13">
            <text:p>R Henkel, A Peters, N Le Novère, D Waltemath</text:p>
          </table:table-cell>
          <table:table-cell office:value-type="string" table:style-name="ce13">
            <text:p>Biomodels Database</text:p>
          </table:table-cell>
          <table:table-cell table:style-name="ce5"/>
          <table:table-cell office:value-type="string" table:style-name="ce13">
            <text:p>Lucene</text:p>
          </table:table-cell>
          <table:table-cell office:value-type="string" table:style-name="ce13">
            <text:p>Nicht für medizinische Veröffentlichungen, wenn ich das richtig verstehe</text:p>
          </table:table-cell>
          <table:table-cell table:number-columns-repeated="16378" table:style-name="ce5"/>
        </table:table-row>
        <table:table-row table:style-name="ro3">
          <table:table-cell office:value-type="string" office:string-value="How Do Users Find Things with PubMed? Towards Automatic Utility Evaluation with User Simulations" table:formula="of:=HYPERLINK(&quot;http://www.dtic.mil/dtic/tr/fulltext/u2/a478703.pdf&quot;;&quot;How Do Users Find Things with PubMed? Towards Automatic Utility Evaluation with User Simulations&quot;)" table:style-name="ce17">
            <text:p><text:a xlink:href="http://www.dtic.mil/dtic/tr/fulltext/u2/a478703.pdf">How Do Users Find Things with PubMed? Towards Automatic Utility Evaluation with User Simulations</text:a></text:p>
          </table:table-cell>
          <table:table-cell office:value-type="string" table:style-name="ce13">
            <text:p>J Lin, M D Schmucker</text:p>
          </table:table-cell>
          <table:table-cell office:value-type="string" table:style-name="ce13">
            <text:p>ca. 160 000 Dokumente in Medline (Trec Genomics)</text:p>
          </table:table-cell>
          <table:table-cell office:value-type="string" table:style-name="ce13">
            <text:p>Trec Genomics (2005); Benutzer-Simulation als Testmöglichkeit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Nur Test, keine eigentliche Entwicklung.</text:p>
          </table:table-cell>
          <table:table-cell table:number-columns-repeated="16378" table:style-name="ce5"/>
        </table:table-row>
        <table:table-row table:style-name="ro3">
          <table:table-cell office:value-type="string" office:string-value="PubMed related articles: a probabilistic topic-based model for content similarity" table:formula="of:=HYPERLINK(&quot;http://www.biomedcentral.com/1471-2105/8/423&quot;;&quot;PubMed related articles: a probabilistic topic-based model for content similarity&quot;)" table:style-name="ce17">
            <text:p><text:a xlink:href="http://www.biomedcentral.com/1471-2105/8/423">PubMed related articles: a probabilistic topic-based model for content similarity</text:a></text:p>
          </table:table-cell>
          <table:table-cell office:value-type="string" table:style-name="ce13">
            <text:p>J Lin, W J Wilbur</text:p>
          </table:table-cell>
          <table:table-cell office:value-type="string" table:style-name="ce13">
            <text:p>ca. 160 000 Dokumente in Medline (Trec Genomics)</text:p>
          </table:table-cell>
          <table:table-cell office:value-type="string" table:style-name="ce13">
            <text:p>Trec Genomics (2005)</text:p>
          </table:table-cell>
          <table:table-cell office:value-type="string" table:style-name="ce13">
            <text:p>steht nichts da</text:p>
          </table:table-cell>
          <table:table-cell office:value-type="string" table:style-name="ce13">
            <text:p>Vergleich mehrerer Ranking-algorithmen für ähnliche Dokumente (u.a. BM25)</text:p>
          </table:table-cell>
          <table:table-cell table:number-columns-repeated="16378" table:style-name="ce5"/>
        </table:table-row>
        <table:table-row table:style-name="ro3">
          <table:table-cell office:value-type="string" office:string-value="Modeling actions of PubMed users with n-gram language models" table:formula="of:=HYPERLINK(&quot;http://link.springer.com/article/10.1007/s10791-008-9067-7/fulltext.html&quot;;&quot;Modeling actions of PubMed users with n-gram language models&quot;)" table:style-name="ce17">
            <text:p><text:a xlink:href="http://link.springer.com/article/10.1007/s10791-008-9067-7/fulltext.html">Modeling actions of PubMed users with n-gram language models</text:a></text:p>
          </table:table-cell>
          <table:table-cell office:value-type="string" table:style-name="ce13">
            <text:p>J Lin, W J Wilbur</text:p>
          </table:table-cell>
          <table:table-cell office:value-type="string" table:style-name="ce13">
            <text:p>8 Tage an LogDaten</text:p>
          </table:table-cell>
          <table:table-cell table:number-columns-repeated="2" table:style-name="ce5"/>
          <table:table-cell office:value-type="string" table:style-name="ce13">
            <text:p>Log-Studie zu Benutzerverhalten</text:p>
          </table:table-cell>
          <table:table-cell table:number-columns-repeated="16378" table:style-name="ce5"/>
        </table:table-row>
        <table:table-row table:style-name="ro3">
          <table:table-cell office:value-type="string" office:string-value="Retrieving Clinical Evidence: A Comparison of PubMed and Google Scholar for Quick Clinical Searches" table:formula="of:=HYPERLINK(&quot;http://www.ncbi.nlm.nih.gov/pmc/articles/PMC3757915/&quot;;&quot;Retrieving Clinical Evidence: A Comparison of PubMed and Google Scholar for Quick Clinical Searches&quot;)" table:style-name="ce17">
            <text:p><text:a xlink:href="http://www.ncbi.nlm.nih.gov/pmc/articles/PMC3757915/">Retrieving Clinical Evidence: A Comparison of PubMed and Google Scholar for Quick Clinical Searches</text:a></text:p>
          </table:table-cell>
          <table:table-cell table:style-name="ce5"/>
          <table:table-cell office:value-type="string" table:style-name="ce13">
            <text:p>PubMed / Google Scholar</text:p>
          </table:table-cell>
          <table:table-cell office:value-type="string" table:style-name="ce13">
            <text:p>Reviews von Experten</text:p>
          </table:table-cell>
          <table:table-cell table:style-name="ce5"/>
          <table:table-cell office:value-type="string" table:style-name="ce13">
            <text:p>Google gewinnt</text:p>
          </table:table-cell>
          <table:table-cell office:value-type="string" office:string-value="(hier auch)" table:formula="of:=HYPERLINK(&quot;http://onlinelibrary.wiley.com/doi/10.1111/j.1471-1842.2012.00992.x/full&quot;;&quot;(hier auch)&quot;)" table:style-name="ce16">
            <text:p><text:a xlink:href="http://onlinelibrary.wiley.com/doi/10.1111/j.1471-1842.2012.00992.x/full">(hier auch)</text:a></text:p>
          </table:table-cell>
          <table:table-cell table:number-columns-repeated="16377"/>
        </table:table-row>
        <table:table-row table:style-name="ro3">
          <table:table-cell office:value-type="string" office:string-value="GeneView: a comprehensive semantic search engine for PubMed" table:formula="of:=HYPERLINK(&quot;http://nar.oxfordjournals.org/content/40/W1/W585.full#ref-11&quot;;&quot;GeneView: a comprehensive semantic search engine for PubMed&quot;)" table:style-name="ce17">
            <text:p><text:a xlink:href="http://nar.oxfordjournals.org/content/40/W1/W585.full#ref-11">GeneView: a comprehensive semantic search engine for PubMed</text:a></text:p>
          </table:table-cell>
          <table:table-cell office:value-type="string" table:style-name="ce13">
            <text:p>S Shariff et al</text:p>
          </table:table-cell>
          <table:table-cell office:value-type="string" table:style-name="ce13">
            <text:p>PMC Open Access Subset; Spezielle Datenbanken (GNAT, LINNAEUS)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Lucene</text:p>
          </table:table-cell>
          <table:table-cell office:value-type="string" table:style-name="ce13">
            <text:p>Artikel, die bestimmte "biological entities" enthalten suchen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8">
            <text:p><text:a xlink:href="http://database.oxfordjournals.org/content/2009/bap018.full">Understanding PubMed® user search behavior through log analysis</text:a></text:p>
          </table:table-cell>
          <table:table-cell office:value-type="string" table:style-name="ce5">
            <text:p>Rezarta Islamaj Dogan, G. Craig Murray, Aurélie Névéol and Zhiyong Lu*</text:p>
          </table:table-cell>
          <table:table-cell office:value-type="string" table:style-name="ce13">
            <text:p>58 Mio Queries</text:p>
          </table:table-cell>
          <table:table-cell table:number-columns-repeated="2" table:style-name="ce5"/>
          <table:table-cell office:value-type="string" table:style-name="ce13">
            <text:p>Log-Studie zu Benutzerverhalten</text:p>
          </table:table-cell>
          <table:table-cell table:number-columns-repeated="16378" table:style-name="ce5"/>
        </table:table-row>
        <table:table-row table:style-name="ro1">
          <table:table-cell table:number-columns-repeated="16384"/>
        </table:table-row>
        <table:table-row table:style-name="ro3">
          <table:table-cell table:style-name="ce12"/>
          <table:table-cell table:number-columns-repeated="16383" table:style-name="ce5"/>
        </table:table-row>
        <table:table-row table:style-name="ro3">
          <table:table-cell table:style-name="ce14"/>
          <table:table-cell table:number-columns-repeated="16383" table:style-name="ce5"/>
        </table:table-row>
        <table:table-row table:number-rows-repeated="952" table:style-name="ro3">
          <table:table-cell table:style-name="ce14"/>
          <table:table-cell table:number-columns-repeated="16383"/>
        </table:table-row>
        <table:table-row table:number-rows-repeated="1047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nathan Brem</meta:initial-creator>
    <dc:creator>Jonathan Brem</dc:creator>
    <meta:creation-date>2015-09-29T22:52:31Z</meta:creation-date>
    <dc:date>2015-09-29T23:08:59Z</dc:date>
    <meta:print-date>2015-09-29T23:08:04Z</meta:print-date>
    <meta:editing-duration>PT0S</meta:editing-duration>
  </office:meta>
</office:document-meta>
</file>